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3.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5.1cm"/>
    </style:style>
    <style:style style:name="gr6" style:family="graphic" style:parent-style-name="standard">
      <style:graphic-properties draw:fill="gradient" draw:fill-color="#81d41a" draw:fill-gradient-name="gradient" draw:gradient-step-count="0" draw:textarea-horizontal-align="justify" draw:textarea-vertical-align="middle" draw:auto-grow-height="false" fo:min-height="1.35cm" fo:min-width="3.9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gradient" draw:fill-color="#81d41a" draw:fill-gradient-name="gradient" draw:gradient-step-count="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svg:x="15.1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svg:x="16.3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0.8cm" svg:x="15.3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001cm" svg:x="8.3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6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3cm" svg:height="2.1cm" svg:x="9.9cm" svg:y="8.7cm">
          <draw:text-box>
            <text:p>SQL</text:p>
          </draw:text-box>
        </draw:frame>
      </draw:page>
      <draw:page draw:name="page2" draw:style-name="dp1" draw:master-page-name="Default">
        <draw:custom-shape draw:style-name="gr1" draw:text-style-name="P1" draw:layer="layout" svg:width="5.6cm" svg:height="1.6cm" draw:transform="rotate (0.785398163397448) translate (9.769cm 11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draw:transform="rotate (0.785398163397448) translate (13.446cm 6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draw:transform="rotate (0.785398163397448) translate (14.295cm 5.9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0.8cm" draw:transform="rotate (0.785398163397448) translate (14.153cm 7.2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001cm" draw:transform="rotate (0.785398163397448) translate (9.486cm 12.4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6cm" svg:height="1.6cm" draw:transform="rotate (0.785398163397448) translate (9.769cm 11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cm" svg:height="1.6cm" draw:transform="rotate (0.785398163397448) translate (9.769cm 11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3cm" svg:height="2.1cm" draw:transform="rotate (0.785398163397448) translate (9.981cm 10.696cm)">
          <draw:text-box>
            <text:p>SQ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e8f2a1" draw:end-color="#81d41a" draw:start-intensity="100%" draw:end-intensity="100%" draw:angle="1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cm" svg:stroke-color="#000000" draw:marker-start-width="0.58cm" draw:marker-start-center="false" draw:marker-end-width="0.58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Black" fo:font-family="'Arial Black'" style:font-style-name="Regular" style:font-family-generic="swiss" style:font-pitch="variable" fo:font-size="32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6:32:58.104000000</meta:creation-date>
    <dc:date>2019-10-17T23:37:38.919000000</dc:date>
    <meta:editing-duration>PT18M</meta:editing-duration>
    <meta:editing-cycles>6</meta:editing-cycles>
    <meta:generator>LibreOffice/5.4.5.1$Windows_X86_64 LibreOffice_project/79c9829dd5d8054ec39a82dc51cd9eff340dbee8</meta:generator>
    <meta:document-statistic meta:object-count="16"/>
  </office:meta>
</office:document-meta>
</file>